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6.0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thealpha-project: A rapid-drupal-theming-framework</text:p>
          </draw:text-box>
        </draw:frame>
        <draw:frame presentation:style-name="pr2" draw:text-style-name="P2" draw:layer="layout" svg:width="26.1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Drupaletics</text:span></text:p>
              </text:list-item>
            </text:list>
            <text:p/>
            <text:p><text:span text:style-name="T1">-Die Idee hinter TheAlpha</text:span></text:p>
            <text:p><text:span text:style-name="T1">-css-Namespaces statt php-abfragen</text:span></text:p>
            <text:p><text:span text:style-name="T1">-Gestaltung durch Bausteine im Code sowie in der Filestruktur</text:span></text:p>
            <text:p><text:span text:style-name="T1">-Konventionen gestalten Bausteine</text:span></text:p>
            <text:p><text:span text:style-name="T1">-Pages beherbergen Zonen</text:span></text:p>
            <text:p><text:span text:style-name="T1">-Zonen beherbergen Regionen</text:span></text:p>
            <text:p><text:span text:style-name="T1">-Spezielle Zonen: Latest_top, Main, <text:s/>latest_bottom &amp; Navigation</text:span></text:p>
            <text:p><text:span text:style-name="T1">-Spalten-Bau pro Zone &amp;&amp; Clearing-Methode</text:span></text:p>
            <text:p><text:span text:style-name="T1">-Navigations-Bausteine</text:span></text:p>
            <text:p><text:span text:style-name="T1">-Klappmenüs einbringen</text:span></text:p>
            <text:p><text:span text:style-name="T1">-Turbo-Templating &amp; Prototyping durch den Einsatz der Bausteine</text:span></text:p>
            <text:p><text:span text:style-name="T1">-Erstellte Templates zurückführen ins framework zur steten Weiterentwicklung</text:span></text:p>
            <text:p><text:span text:style-name="T1">-Zukunftsaussichten</text:span></text:p>
          </draw:text-box>
        </draw:frame>
        <anim:par presentation:node-type="timing-root">
          <anim:par smil:begin="id1.begin">
            <anim:transitionFilter smil:dur="1s" smil:type="barnDoorWipe" smil:subtype="horizontal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e Idee hinter TheAlpha</text:p>
          </draw:text-box>
        </draw:frame>
        <draw:frame presentation:style-name="pr5" draw:layer="layout" svg:width="25.199cm" svg:height="14.427cm" svg:x="1.4cm" svg:y="4.914cm" presentation:class="outline" presentation:user-transformed="true">
          <draw:text-box>
            <text:list text:style-name="L2">
              <text:list-header>
                <text:p>Im Theming-Bereich hat jeder so seine Vorgehensweisen. Die einen bauen auf Basis-Themes wie Zen, Genesis oder Clean, während die nächsten jedes Theme von 0 auf custom entwickeln und dritte custom-theming auf basis von html/css-frameworks entwickeln.</text:p>
              </text:list-header>
              <text:list-item>
                <text:p>Alle haben ihre Vorzüge den andern Gegenüber. Darum sollte als eine Theming-Methode geschaffen werde, die die gesündeste Mitte aus allem findet und so die Vorzüge der verschiedenen Vorgehensweisen vereint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nDoorWipe" smil:subtype="horizontal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Namespacing statt programmierung</text:p>
          </draw:text-box>
        </draw:frame>
        <draw:frame presentation:style-name="pr5" draw:layer="layout" svg:width="25.199cm" svg:height="14.213cm" svg:x="1.301cm" svg:y="4.891cm" presentation:class="outline" presentation:user-transformed="true">
          <draw:text-box>
            <text:list text:style-name="L2">
              <text:list-item>
                <text:p><text:span text:style-name="T2">Ein Basic-Drupal-Theme hat den klaren Vorteil, dass man sich die Zeit für die ganzen Standard-Implementierungen der Drupal-Api schlicht sparen kann.</text:span></text:p>
              </text:list-item>
              <text:list-item>
                <text:p><text:span text:style-name="T2">Oft haben sie den Nachteil, dass sie mehr Features stellen als benötigt, was wir mit unserem Framework ausgleichen werden.</text:span></text:p>
              </text:list-item>
              <text:list-item>
                <text:p><text:span text:style-name="T2">Was das HTML/Css-Framework so nützlich macht, ist die Tatsache, dass man durch einen modularen Aufbau und durchdachten CSS-Namespacing eine Menge unnötiges PHP-coding und damit rechenzeit auf dem Server gespart werden kann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Gestaltung durch Baustein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de-Bausteine:<text:line-break/>-tpl-Code-Bausteine sind auf Basis einer festen Konvention erstellt, so dass überall schnell Bausteine durch simples weiterkopieren erzeugt und durch id-vergabe induvidualisert werden können.<text:line-break/>-css-Code-Bausteine finden sich jeweils in den bases-verzeichnissen und geben verschiedene layout-, Formating- und styling-Standards für Zonen oder Regionen. <text:s/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estaltung durch Bausteine</text:p>
          </draw:text-box>
        </draw:frame>
        <draw:frame presentation:style-name="pr5" draw:layer="layout" svg:width="25.199cm" svg:height="15.193cm" svg:x="1.4cm" svg:y="4.914cm" presentation:class="outline" presentation:user-transformed="true">
          <draw:text-box>
            <text:list text:style-name="L2">
              <text:list-item>
                <text:p>Filebausteine<text:line-break/>-Die base-css-dateien zeigen die Idee vom Einsatz von Bausteinen die, sich auf Basis der Filesystemstruktur definieren.<text:line-break/>-Man könnte den Code der benötigten css-dateien zusammenkopieren um so seinem gewünschten Basislayout Gestalt zu geben oder auch alle genutzten css-dateien im info-file angeben und später im caching-mechanismus zusammenfassen. Dies macht die <text:s/>Einheitlichkeit im Filesystem und Namespacing möglich. </text:p>
              </text:list-item>
            </text:list>
          </draw:text-box>
        </draw:frame>
        <anim:par presentation:node-type="timing-root">
          <anim:par smil:begin="id5.begin">
            <anim:transitionFilter smil:dur="1s" smil:type="barnDoorWipe" smil:subtype="horizontal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Konventionen gestalten Baustein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rundsätzlich gestalten sich alle html-Bausteine unabhängig vom Einsatz auf dem immer gleichen Skellet:<text:line-break/>&lt;div id=”baustein-id” class=”typen-definition”&gt;<text:line-break/> <text:s/>&lt;div id=”baustein-id-inner” class=”inner”&gt;<text:line-break/> <text:line-break/> <text:s/>&lt;/div&gt;<text:line-break/>&lt;div&gt;</text:p>
                <text:p>Dadurch simulieren wir ein über alle Browser hinweg einheitliches Box-Modell.</text:p>
              </text:list-item>
            </text:list>
          </draw:text-box>
        </draw:frame>
        <anim:par presentation:node-type="timing-root">
          <anim:par smil:begin="id6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Konventionen gestalten Bauesteine</text:p>
          </draw:text-box>
        </draw:frame>
        <draw:frame presentation:style-name="pr5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Dieser Aufbau ist für alle Bausteintypen brauchbar. Deswegen wird er schon bei Rahmen-Bausteinen oberster Ebene verwendet (page-wrapper) und dies wird konsequent durchgehalten, bei Zonen, Regionen, Content, Navigation usw. <text:line-break/>Aus HTML-Codebausteinen, die sich durch durch Namespacing auf Css- sowie Filesystemebene definieren und im Endeffekt immer Zonenlayouts abbilden, wird letztich ein Seitenlayout zusammengebaut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nDoorWipe" smil:subtype="horizontal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Bausteintypen</text:p>
          </draw:text-box>
        </draw:frame>
        <draw:frame presentation:style-name="pr5" draw:layer="layout" svg:width="25.199cm" svg:height="15.193cm" svg:x="1.4cm" svg:y="4.914cm" presentation:class="outline" presentation:user-transformed="true">
          <draw:text-box>
            <text:list text:style-name="L2">
              <text:list-item>
                <text:p>Bausteintypen können sich auch aus anderen Bausteintypen zusammensetzen. <text:line-break/>Der kleinste Bausteintyp ist die vorgestellte Skelletkonstruktion. Der Größte ist der Page-Wrapper bzw. das page.tpl-File.<text:line-break/>Der häufigste sind die Regionen. Regionen sind Bestandteile von Zonen.<text:line-break/>Zonetemplates definieren also jeweils das Skellet einer Zone. Aus diesen Bausteinen wird ein page.tpl aufgebaut. Nun kann man anfangen die Layout-css-Bausteine in das ganze einzubringen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9.begin">
            <anim:transitionFilter smil:dur="1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9-26T04:20:19</meta:creation-date>
    <dc:language>fi-FI</dc:language>
    <meta:editing-cycles>3</meta:editing-cycles>
    <meta:editing-duration>PT00H05M40S</meta:editing-duration>
    <meta:initial-creator>Siggi Dünkel</meta:initial-creator>
    <dc:date>2010-09-26T05:36:11</dc:date>
    <dc:creator>Siggi Dünkel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